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1in" fo:margin-right="0in" fo:text-indent="-0.25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1in" fo:margin-right="0in" fo:text-indent="0in" style:auto-text-indent="false"/>
    </style:style>
    <style:style style:name="P7" style:family="paragraph" style:parent-style-name="Title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vuw4f7y2fef6"/>Cogsci Bitch</text:p>
      <text:p text:style-name="Standard">Problem: University is running a low effort degree!</text:p>
      <text:list xml:id="list2623180597" text:style-name="WWNum1">
        <text:list-item>
          <text:p text:style-name="P1">Humanities students are immediately locked out of informatics courses</text:p>
        </text:list-item>
      </text:list>
      <text:p text:style-name="Standard"/>
      <text:p text:style-name="Standard">Not enough opportunities to meet cogsci people</text:p>
      <text:p text:style-name="Standard"/>
      <text:p text:style-name="Standard"/>
      <text:list xml:id="list438288060" text:style-name="WWNum2">
        <text:list-item>
          <text:p text:style-name="P2">Suggestion: cogsci in one class together without other people</text:p>
        </text:list-item>
      </text:list>
      <text:p text:style-name="Heading_20_4"><text:bookmark text:name="_d9cmkm388xql"/>Informatics vs Humanities</text:p>
      <text:list xml:id="list3644271085" text:style-name="WWNum3">
        <text:list-item>
          <text:p text:style-name="P3">Shouldn’t necessarily be merged but should have essentially that effect for students </text:p>
          <text:list>
            <text:list-item>
              <text:p text:style-name="P4">Should be able to better take courses from both</text:p>
            </text:list-item>
          </text:list>
        </text:list-item>
      </text:list>
      <text:p text:style-name="P5">-</text:p>
      <text:p text:style-name="P6"/>
      <text:p text:style-name="Standard"/>
      <text:p text:style-name="P5">Problem: No CogSci personal Tutor? </text:p>
      <text:p text:style-name="Standard"/>
      <text:p text:style-name="Standard"/>
      <text:p text:style-name="Standard"/>
      <text:p text:style-name="Standard">PROBLEM: NOT A SINGLE UNDERGRAD ONLY COGSCI EVENT!</text:p>
      <text:p text:style-name="Standard">Suggestion: CogSci Seminar Group/ mini course</text:p>
      <text:p text:style-name="Standard"/>
      <text:p text:style-name="Standard">Potentially a wide overview of theories of mind from a multidisciplinary perspective</text:p>
      <text:p text:style-name="Standard"/>
      <text:p text:style-name="Standard">Challenge to professors(linguistics, neuroscience, AI, philosophy)</text:p>
      <text:p text:style-name="Standard">Summarise the cogsci part of you subject in 2h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5" meta:word-count="110" meta:character-count="729" meta:non-whitespace-character-count="636"/>
    <meta:generator>LibreOfficeDev/6.0.5.2$Linux_X86_64 LibreOffice_project/</meta:generator>
  </office:meta>
</office:document-meta>
</file>